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c0c0c0"/>
    </style:style>
    <style:style style:name="T1" style:family="text">
      <style:text-properties fo:language="en" fo:country="US"/>
    </style:style>
    <style:style style:name="T2" style:family="text">
      <style:text-properties fo:color="#c0c0c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6.35cm" svg:height="1.27cm" svg:x="10.19cm" svg:y="1cm">
          <text:p text:style-name="P1">Translator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.985cm" svg:height="1.27cm" svg:x="1cm" svg:y="6.08cm">
          <text:p text:style-name="P1"><text:span text:style-name="T1">Java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6.985cm" svg:height="1.27cm" svg:x="1cm" svg:y="7.98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4.492cm" svg:y1="7.35cm" svg:x2="4.492cm" svg:y2="7.985cm" draw:start-shape="id1" draw:start-glue-point="2" draw:end-shape="id2" draw:end-glue-point="0" svg:d="m4492 7350v501-367 501">
          <text:p/>
        </draw:connector>
        <draw:custom-shape draw:style-name="gr1" draw:text-style-name="P1" draw:id="id3" draw:layer="layout" svg:width="6.985cm" svg:height="1.27cm" svg:x="1cm" svg:y="9.89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4.492cm" svg:y1="9.255cm" svg:x2="4.492cm" svg:y2="9.89cm" draw:start-shape="id2" draw:start-glue-point="2" draw:end-shape="id3" draw:end-glue-point="0" svg:d="m4492 9255v501-367 501">
          <text:p/>
        </draw:connector>
        <draw:frame draw:style-name="gr3" draw:id="id4" draw:layer="layout" svg:width="8.255cm" svg:height="1.52cm" svg:x="1cm" svg:y="2.905cm">
          <draw:text-box>
            <text:p>Phase 1: Setup Translator</text:p>
          </draw:text-box>
        </draw:frame>
        <draw:connector draw:style-name="gr2" draw:text-style-name="P1" draw:layer="layout" draw:type="lines" svg:x1="5.127cm" svg:y1="4.425cm" svg:x2="4.492cm" svg:y2="6.08cm" draw:start-shape="id4" draw:start-glue-point="2" draw:end-shape="id1" draw:end-glue-point="0" svg:d="m5127 4425v501l-635 653v501">
          <text:p/>
        </draw:connector>
        <draw:frame draw:style-name="gr3" draw:text-style-name="P1" draw:id="id6" draw:layer="layout" svg:width="6.985cm" svg:height="2.384cm" svg:x="9.89cm" svg:y="3.54cm">
          <draw:text-box>
            <text:p text:style-name="P1">Phase 2: Resolve Dependencies / Translate</text:p>
          </draw:text-box>
        </draw:frame>
        <draw:connector draw:style-name="gr2" draw:text-style-name="P1" draw:layer="layout" draw:type="lines" svg:x1="13.365cm" svg:y1="2.27cm" svg:x2="13.382cm" svg:y2="3.54cm" draw:start-shape="id5" draw:start-glue-point="2" draw:end-shape="id6" draw:end-glue-point="0" svg:d="m13365 2270v501l17 268v501">
          <text:p/>
        </draw:connector>
        <draw:connector draw:style-name="gr2" draw:text-style-name="P1" draw:layer="layout" draw:type="lines" svg:x1="10.19cm" svg:y1="1.635cm" svg:x2="5.127cm" svg:y2="2.905cm" draw:start-shape="id5" draw:start-glue-point="3" draw:end-shape="id4" draw:end-glue-point="0" svg:d="m10190 1635h-501l-4562 769v501">
          <text:p/>
        </draw:connector>
        <draw:connector draw:style-name="gr2" draw:text-style-name="P1" draw:layer="layout" draw:type="lines" svg:x1="13.382cm" svg:y1="5.924cm" svg:x2="13.382cm" svg:y2="7.35cm" draw:start-shape="id6" draw:start-glue-point="2" draw:end-shape="id7" draw:end-glue-point="0" svg:d="m13382 5924v501 424 501">
          <text:p/>
        </draw:connector>
        <draw:custom-shape draw:style-name="gr1" draw:text-style-name="P1" draw:id="id7" draw:layer="layout" svg:width="6.985cm" svg:height="1.27cm" svg:x="9.89cm" svg:y="7.35cm">
          <text:p text:style-name="P1">Java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6.985cm" svg:height="1.27cm" svg:x="9.89cm" svg:y="10.52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382cm" svg:y1="8.62cm" svg:x2="13.382cm" svg:y2="10.525cm" draw:start-shape="id7" draw:start-glue-point="2" draw:end-shape="id8" draw:end-glue-point="0" svg:d="m13382 8620v501 903 501">
          <text:p/>
        </draw:connector>
        <draw:custom-shape draw:style-name="gr1" draw:text-style-name="P1" draw:id="id9" draw:layer="layout" svg:width="6.985cm" svg:height="1.27cm" svg:x="9.89cm" svg:y="13.7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382cm" svg:y1="11.795cm" svg:x2="13.382cm" svg:y2="13.7cm" draw:start-shape="id8" draw:start-glue-point="2" draw:end-shape="id9" draw:end-glue-point="0" svg:d="m13382 11795v501 903 501">
          <text:p/>
        </draw:connector>
        <draw:custom-shape draw:style-name="gr4" draw:text-style-name="P3" draw:id="id10" draw:layer="layout" svg:width="3.81cm" svg:height="1.27cm" svg:x="4.81cm" svg:y="11.795cm">
          <text:p text:style-name="P1"><text:span text:style-name="T2">JavaScop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8.62cm" svg:y1="12.43cm" svg:x2="9.89cm" svg:y2="7.985cm" draw:start-shape="id10" draw:start-glue-point="1" draw:end-shape="id7" draw:end-glue-point="3" svg:d="m8620 12430h501l267-4445h502">
          <text:p/>
        </draw:connector>
        <draw:connector draw:style-name="gr5" draw:text-style-name="P1" draw:layer="layout" draw:type="lines" svg:x1="8.62cm" svg:y1="12.43cm" svg:x2="9.89cm" svg:y2="11.16cm" draw:start-shape="id10" draw:start-glue-point="1" draw:end-shape="id8" draw:end-glue-point="3" svg:d="m8620 12430h501l267-1270h502">
          <text:p/>
        </draw:connector>
        <draw:connector draw:style-name="gr5" draw:text-style-name="P1" draw:layer="layout" draw:type="lines" svg:x1="8.62cm" svg:y1="12.43cm" svg:x2="9.89cm" svg:y2="14.335cm" draw:start-shape="id10" draw:start-glue-point="1" draw:end-shape="id9" draw:end-glue-point="3" svg:d="m8620 12430h501l267 1905h502">
          <text:p/>
        </draw:connector>
        <draw:connector draw:style-name="gr5" draw:text-style-name="P1" draw:layer="layout" draw:type="lines" svg:x1="6.715cm" svg:y1="13.065cm" svg:x2="5.127cm" svg:y2="14.97cm" draw:start-shape="id10" draw:start-glue-point="2" draw:end-shape="id11" draw:end-glue-point="0" svg:d="m6715 13065v501l-1588 903v501">
          <text:p/>
        </draw:connector>
        <draw:custom-shape draw:style-name="gr1" draw:text-style-name="P1" draw:id="id12" draw:layer="layout" svg:width="6.985cm" svg:height="1.27cm" svg:x="1cm" svg:y="18.78cm">
          <text:p text:style-name="P1">JavaExpress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127cm" svg:y1="16.24cm" svg:x2="4.492cm" svg:y2="18.78cm" draw:start-shape="id11" draw:start-glue-point="2" draw:end-shape="id12" draw:end-glue-point="0" svg:d="m5127 16240v501l-635 1538v501">
          <text:p/>
        </draw:connector>
        <draw:custom-shape draw:style-name="gr1" draw:text-style-name="P1" draw:id="id13" draw:layer="layout" svg:width="6.985cm" svg:height="1.27cm" svg:x="8.62cm" svg:y="18.78cm">
          <text:p text:style-name="P1">JavaField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127cm" svg:y1="16.24cm" svg:x2="12.112cm" svg:y2="18.78cm" draw:start-shape="id11" draw:start-glue-point="2" draw:end-shape="id13" draw:end-glue-point="0" svg:d="m5127 16240v501l6985 1538v501">
          <text:p/>
        </draw:connector>
        <draw:frame draw:style-name="gr3" draw:text-style-name="P1" draw:id="id14" draw:layer="layout" svg:width="6.985cm" svg:height="1.52cm" svg:x="18.78cm" svg:y="3.54cm">
          <draw:text-box>
            <text:p text:style-name="P1">Phase 3: Print</text:p>
          </draw:text-box>
        </draw:frame>
        <draw:connector draw:style-name="gr2" draw:text-style-name="P1" draw:layer="layout" draw:type="lines" svg:x1="16.54cm" svg:y1="1.635cm" svg:x2="22.272cm" svg:y2="3.54cm" draw:start-shape="id5" draw:start-glue-point="1" draw:end-shape="id14" draw:end-glue-point="0" svg:d="m16540 1635h501l5231 1404v501">
          <text:p/>
        </draw:connector>
        <draw:custom-shape draw:style-name="gr1" draw:text-style-name="P1" draw:id="id15" draw:layer="layout" svg:width="6.985cm" svg:height="1.27cm" svg:x="18.915cm" svg:y="6.08cm">
          <text:p text:style-name="P1"><text:span text:style-name="T1">JavaPack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22.272cm" svg:y1="5.06cm" svg:x2="22.407cm" svg:y2="6.08cm" draw:start-shape="id14" draw:start-glue-point="2" draw:end-shape="id15" draw:end-glue-point="0" svg:d="m22272 5060v501l135 18v501">
          <text:p/>
        </draw:connector>
        <draw:custom-shape draw:style-name="gr1" draw:text-style-name="P2" draw:id="id16" draw:layer="layout" svg:width="6.985cm" svg:height="1.27cm" svg:x="18.88cm" svg:y="8.92cm">
          <text:p text:style-name="P1">Java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7" draw:layer="layout" svg:width="6.985cm" svg:height="1.27cm" svg:x="18.88cm" svg:y="11.72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2.372cm" svg:y1="10.19cm" svg:x2="22.372cm" svg:y2="11.725cm" draw:start-shape="id16" draw:start-glue-point="2" draw:end-shape="id17" draw:end-glue-point="0" svg:d="m22372 10190v501 533 501">
          <text:p/>
        </draw:connector>
        <draw:custom-shape draw:style-name="gr1" draw:text-style-name="P1" draw:id="id18" draw:layer="layout" svg:width="6.985cm" svg:height="1.27cm" svg:x="18.88cm" svg:y="14.43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2.372cm" svg:y1="12.995cm" svg:x2="22.372cm" svg:y2="14.43cm" draw:start-shape="id17" draw:start-glue-point="2" draw:end-shape="id18" draw:end-glue-point="0" svg:d="m22372 12995v501 433 501">
          <text:p/>
        </draw:connector>
        <draw:connector draw:style-name="gr2" draw:text-style-name="P1" draw:layer="layout" draw:type="lines" svg:x1="22.407cm" svg:y1="7.35cm" svg:x2="22.372cm" svg:y2="8.92cm" draw:start-shape="id15" draw:start-glue-point="2" draw:end-shape="id16" draw:end-glue-point="0" svg:d="m22407 7350v501l-35 568v501">
          <text:p/>
        </draw:connector>
        <draw:custom-shape draw:style-name="gr1" draw:text-style-name="P1" draw:id="id11" draw:layer="layout" svg:width="6.985cm" svg:height="1.27cm" svg:x="1.635cm" svg:y="14.97cm">
          <text:p text:style-name="P1">Statem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i </meta:initial-creator>
    <meta:creation-date>2010-10-21T04:08:43</meta:creation-date>
    <dc:date>2010-12-20T18:54:25</dc:date>
    <dc:creator>Andi </dc:creator>
    <meta:editing-duration>PT00H30M35S</meta:editing-duration>
    <meta:editing-cycles>17</meta:editing-cycles>
    <meta:generator>OpenOffice.org/3.2$Unix OpenOffice.org_project/320m19$Build-9505</meta:generator>
    <meta:document-statistic meta:object-count="37"/>
  </office:meta>
</office:document-meta>
</file>